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2D1EA00006E3E00006E3E19DA1034.svg" manifest:media-type=""/>
  <manifest:file-entry manifest:full-path="Pictures/10000201000002C3000002C392D95D4E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subtitle" style:list-style-name="L2">
      <style:graphic-properties draw:fill-color="#ffffff" draw:auto-grow-height="true" fo:min-height="12.179cm"/>
    </style:style>
    <style:style style:name="P1" style:family="paragraph">
      <style:text-properties fo:font-size="28.1000003814697pt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layer="layout" svg:width="19.579cm" svg:height="19.579cm" svg:x="4.2cm" svg:y="0.6cm" presentation:class="graphic" presentation:user-transformed="true">
          <draw:image xlink:href="Pictures/10000201000002C3000002C392D95D4E.png" xlink:type="simple" xlink:show="embed" xlink:actuate="onLoad"/>
          <draw:image xlink:href="Pictures/1002D1EA00006E3E00006E3E19DA1034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2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text-style-name="P2" draw:layer="layout" svg:width="25.199cm" svg:height="13.927cm" svg:x="1.4cm" svg:y="4.04cm" presentation:class="subtitle" presentation:user-transformed="true">
          <draw:text-box>
            <text:list text:style-name="L2">
              <text:list-item>
                <text:p text:style-name="P2">Anforderungen<text:line-break/></text:p>
                <text:list>
                  <text:list-item>
                    <text:p text:style-name="P2">Graphikausgabe (Florian/Kevin)</text:p>
                  </text:list-item>
                  <text:list-item>
                    <text:p text:style-name="P2">Power Ups (Tommy)</text:p>
                  </text:list-item>
                  <text:list-item>
                    <text:p text:style-name="P2">Level (Markus)</text:p>
                  </text:list-item>
                  <text:list-item>
                    <text:p text:style-name="P2">KI (Benedikt)</text:p>
                  </text:list-item>
                  <text:list-item>
                    <text:p text:style-name="P2">Soundausgabe (Florian)</text:p>
                  </text:list-item>
                  <text:list-item>
                    <text:p text:style-name="P2">Multiplayer (Kevin)<text:line-break/></text:p>
                  </text:list-item>
                </text:list>
              </text:list-item>
              <text:list-item>
                <text:p text:style-name="P2">LIVE Demo (alle)<text:line-break/>(Klammern entfernen!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vin Meyer</meta:initial-creator>
    <meta:creation-date>2013-07-03T17:02:44</meta:creation-date>
    <dc:date>2013-07-03T17:25:41</dc:date>
    <dc:creator>Kevin Meyer</dc:creator>
    <meta:editing-duration>PT7M47S</meta:editing-duration>
    <meta:editing-cycles>2</meta:editing-cycles>
    <meta:generator>LibreOffice/4.0.2.2$Linux_X86_64 LibreOffice_project/400m0$Build-2</meta:generator>
    <meta:document-statistic meta:object-count="28"/>
  </office:meta>
</office:document-meta>
</file>